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cm"/>
    </style:style>
    <style:style style:name="gr5" style:family="graphic" style:parent-style-name="standard">
      <style:graphic-properties draw:stroke="none" svg:stroke-color="#000000" draw:fill="none" draw:fill-color="#ffffff" fo:min-height="0.289cm"/>
    </style:style>
    <style:style style:name="gr6" style:family="graphic" style:parent-style-name="standard">
      <style:graphic-properties draw:stroke="none" svg:stroke-color="#000000" draw:fill="none" draw:fill-color="#ffffff" fo:min-height="0.10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0.9cm" svg:height="0.9cm" svg:x="7.9cm" svg:y="2.3cm">
          <text:p text:style-name="P1"><text:span text:style-name="T1">v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9cm" svg:height="0.9cm" svg:x="11.3cm" svg:y="2.3cm">
          <text:p text:style-name="P1"><text:span text:style-name="T1">v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0.9cm" svg:height="0.9cm" svg:x="11.3cm" svg:y="4.8cm">
          <text:p text:style-name="P1"><text:span text:style-name="T1">v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0.9cm" svg:height="0.9cm" svg:x="7.9cm" svg:y="4.8cm">
          <text:p text:style-name="P1"><text:span text:style-name="T1">v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8.35cm" svg:y1="3.2cm" svg:x2="8.35cm" svg:y2="4.8cm" draw:start-shape="id1" draw:start-glue-point="8" draw:end-shape="id2" svg:d="m8350 3200v1600" svg:viewBox="0 0 1 1601">
          <text:p/>
        </draw:connector>
        <draw:connector draw:style-name="gr3" draw:text-style-name="P1" draw:layer="layout" draw:type="line" svg:x1="8.8cm" svg:y1="2.75cm" svg:x2="11.3cm" svg:y2="2.75cm" draw:start-shape="id1" draw:start-glue-point="10" draw:end-shape="id3" draw:end-glue-point="6" svg:d="m8800 2750h2500" svg:viewBox="0 0 2501 1">
          <text:p/>
        </draw:connector>
        <draw:connector draw:style-name="gr3" draw:text-style-name="P1" draw:layer="layout" draw:type="line" svg:x1="11.75cm" svg:y1="3.2cm" svg:x2="11.75cm" svg:y2="4.8cm" draw:start-shape="id3" draw:start-glue-point="8" draw:end-shape="id4" svg:d="m11750 3200v1600" svg:viewBox="0 0 1 1601">
          <text:p/>
        </draw:connector>
        <draw:connector draw:style-name="gr3" draw:text-style-name="P1" draw:layer="layout" draw:type="line" svg:x1="8.8cm" svg:y1="5.25cm" svg:x2="11.3cm" svg:y2="5.25cm" draw:start-shape="id2" draw:start-glue-point="10" draw:end-shape="id4" draw:end-glue-point="3" svg:d="m8800 5250h2500" svg:viewBox="0 0 2501 1">
          <text:p/>
        </draw:connector>
        <draw:connector draw:style-name="gr3" draw:text-style-name="P1" draw:layer="layout" draw:type="line" svg:x1="8.669cm" svg:y1="3.069cm" svg:x2="11.431cm" svg:y2="4.931cm" draw:start-shape="id1" draw:start-glue-point="9" draw:end-shape="id4" draw:end-glue-point="5" svg:d="m8669 3069 2762 1862" svg:viewBox="0 0 2763 1863">
          <text:p/>
        </draw:connector>
        <draw:connector draw:style-name="gr3" draw:text-style-name="P1" draw:layer="layout" draw:type="line" svg:x1="8.669cm" svg:y1="4.931cm" svg:x2="11.431cm" svg:y2="3.069cm" draw:start-shape="id2" draw:start-glue-point="11" draw:end-shape="id3" draw:end-glue-point="7" svg:d="m8669 4931 2762-1862" svg:viewBox="0 0 2763 1863">
          <text:p/>
        </draw:connector>
        <draw:frame draw:style-name="gr4" draw:text-style-name="P3" draw:layer="layout" svg:width="0.6cm" svg:height="0.569cm" svg:x="9.7cm" svg:y="2.155cm">
          <draw:text-box>
            <text:p text:style-name="P3"><text:span text:style-name="T2">5</text:span></text:p>
          </draw:text-box>
        </draw:frame>
        <draw:frame draw:style-name="gr4" draw:text-style-name="P3" draw:layer="layout" svg:width="0.6cm" svg:height="0.569cm" svg:x="9.8cm" svg:y="5.2cm">
          <draw:text-box>
            <text:p text:style-name="P3"><text:span text:style-name="T2">5</text:span></text:p>
          </draw:text-box>
        </draw:frame>
        <draw:frame draw:style-name="gr5" draw:text-style-name="P3" draw:layer="layout" svg:width="0.8cm" svg:height="0.569cm" svg:x="7.7cm" svg:y="3.631cm">
          <draw:text-box>
            <text:p text:style-name="P3"><text:span text:style-name="T2">6</text:span></text:p>
          </draw:text-box>
        </draw:frame>
        <draw:frame draw:style-name="gr5" draw:text-style-name="P3" draw:layer="layout" svg:width="0.8cm" svg:height="0.569cm" svg:x="11.7cm" svg:y="3.631cm">
          <draw:text-box>
            <text:p text:style-name="P3"><text:span text:style-name="T2">6</text:span></text:p>
          </draw:text-box>
        </draw:frame>
        <draw:frame draw:style-name="gr4" draw:text-style-name="P3" draw:layer="layout" svg:width="1.2cm" svg:height="0.569cm" svg:x="9.6cm" svg:y="3.031cm">
          <draw:text-box>
            <text:p text:style-name="P3"><text:span text:style-name="T2">9999</text:span></text:p>
          </draw:text-box>
        </draw:frame>
        <draw:frame draw:style-name="gr6" draw:text-style-name="P3" draw:layer="layout" svg:width="1.2cm" svg:height="0.569cm" svg:x="9.6cm" svg:y="4.331cm">
          <draw:text-box>
            <text:p text:style-name="P3"><text:span text:style-name="T2">999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gnacio Niesz</meta:initial-creator>
    <meta:creation-date>2014-11-18T18:36:56</meta:creation-date>
    <dc:date>2014-11-19T19:54:45</dc:date>
    <dc:creator>Ignacio Niesz</dc:creator>
    <meta:editing-duration>PT4M27S</meta:editing-duration>
    <meta:editing-cycles>14</meta:editing-cycles>
    <meta:generator>LibreOffice/3.5$Linux_X86_64 LibreOffice_project/350m1$Build-2</meta:generator>
    <meta:document-statistic meta:object-count="16"/>
  </office:meta>
</office:document-meta>
</file>